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URWPalladioL-Roma" svg:font-family="URWPalladioL-Roma"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2720" officeooo:paragraph-rsid="00012720"/>
    </style:style>
    <style:style style:name="P2" style:family="paragraph" style:parent-style-name="Standard" style:list-style-name="L1">
      <style:text-properties officeooo:rsid="00012720" officeooo:paragraph-rsid="00012720"/>
    </style:style>
    <style:style style:name="P3" style:family="paragraph" style:parent-style-name="Standard">
      <style:text-properties officeooo:rsid="00018a02" officeooo:paragraph-rsid="00018a02"/>
    </style:style>
    <style:style style:name="T1" style:family="text">
      <style:text-properties officeooo:rsid="0002871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illiam Frank</text:p>
      <text:p text:style-name="P1">2/15/19</text:p>
      <text:p text:style-name="P1">Project 2 Analysis</text:p>
      <text:p text:style-name="P1"/>
      <text:list xml:id="list2542880294" text:style-name="L1">
        <text:list-item>
          <text:p text:style-name="P2">What feature (or features) did you use for your (Reflex Agent) evaluation function?</text:p>
        </text:list-item>
      </text:list>
      <text:p text:style-name="P1"/>
      <text:p text:style-name="P1">For my evaluation function I used the inverse of the Manhattan distance to the nearest food, multiplied this by 0.99, <text:s/>then subtracted the inverse of Manhattan distance to the nearest ghost. Both Manhattan distances had 1 added to them to prevent dividing by 0. The 0.99 guaranteed that Pacman would always prioritize staying a safe distance from ghosts rather than risking going within 1 block.</text:p>
      <text:p text:style-name="P1"/>
      <text:list xml:id="list1613550152391" text:continue-numbering="true" text:style-name="L1">
        <text:list-item>
          <text:p text:style-name="P2">When Pacman believes that his death is unavoidable, he will try to end the game as soon as possible because of the constant penalty for living. Give an explanation as to why the Pacman rushes to the closest ghost in this case?</text:p>
        </text:list-item>
      </text:list>
      <text:p text:style-name="P1"/>
      <text:p text:style-name="P1">Even when death is unavoidable Pacman will still try to maximize his score. Because Pacman constantly loses points just for living, the best way to do this is to die as quickly as possible, the longer he delays the lower his score. </text:p>
      <text:p text:style-name="P1"/>
      <text:list xml:id="list1614823818724" text:continue-numbering="true" text:style-name="L1">
        <text:list-item>
          <text:p text:style-name="P2">You should find that your ExpectimaxAgent wins about half the time, while your AlphaBetaAgent always loses. Explain why the behavior here differs from the minimax case.</text:p>
        </text:list-item>
      </text:list>
      <text:p text:style-name="P1"/>
      <text:p text:style-name="P3">With minimax Pacman assume<text:span text:style-name="T1">d </text:span>ghosts would play optimally, <text:span text:style-name="T1">and that if the game was going to end it should end as soon as possible. Now with expectimax Pacman will recognize he has a chance to escape death in the rather likely event the ghosts do not play optimal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Courier New', monospace"/>
    <style:font-face style:name="Mangal1" svg:font-family="Mangal"/>
    <style:font-face style:name="Liberation Serif" svg:font-family="'Liberation Serif'" style:font-family-generic="roman" style:font-pitch="variable"/>
    <style:font-face style:name="URWPalladioL-Roma" svg:font-family="URWPalladioL-Roma"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1.1$Windows_X86_64 LibreOffice_project/60bfb1526849283ce2491346ed2aa51c465abfe6</meta:generator>
    <dc:date>2019-02-12T00:16:11.401000000</dc:date>
    <meta:editing-duration>PT13M49S</meta:editing-duration>
    <meta:editing-cycles>2</meta:editing-cycles>
    <meta:document-statistic meta:table-count="0" meta:image-count="0" meta:object-count="0" meta:page-count="1" meta:paragraph-count="9" meta:word-count="245" meta:character-count="1412" meta:non-whitespace-character-count="1177"/>
  </office:meta>
</office:document-meta>
</file>